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textarea-horizontal-align="justify" draw:textarea-vertical-align="middle" draw:auto-grow-height="false" fo:min-height="0.624cm" fo:min-width="1.025cm"/>
    </style:style>
    <style:style style:name="gr4" style:family="graphic" style:parent-style-name="standard">
      <style:graphic-properties draw:fill-color="#ff6666" draw:textarea-horizontal-align="justify" draw:textarea-vertical-align="middle" draw:auto-grow-height="false" fo:min-height="0.624cm" fo:min-width="1.025cm"/>
    </style:style>
    <style:style style:name="gr5" style:family="graphic" style:parent-style-name="standard">
      <style:graphic-properties draw:stroke="none" svg:stroke-color="#000000" draw:fill="none" draw:fill-color="#ffffff" fo:min-height="1.4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6.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.624cm" fo:min-width="1.025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905cm" svg:x="5.97cm" svg:y="3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588cm" svg:height="1.143cm" svg:x="6.033cm" svg:y="4.487cm">
          <draw:text-box>
            <text:p text:style-name="P2"><text:span text:style-name="T1">bbrgrund.pl</text:span></text:p>
          </draw:text-box>
        </draw:frame>
        <draw:custom-shape draw:style-name="gr3" draw:text-style-name="P2" draw:layer="layout" svg:width="1.524cm" svg:height="1.397cm" svg:x="2.477cm" svg:y="4.1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524cm" svg:height="1.397cm" svg:x="14.288cm" svg:y="4.1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8.89cm" svg:height="1.669cm" svg:x="0.572cm" svg:y="2.963cm">
          <draw:text-box>
            <text:p><text:span text:style-name="T2">testdata02-MU11.csv</text:span></text:p>
          </draw:text-box>
        </draw:frame>
        <draw:frame draw:style-name="gr6" draw:text-style-name="P5" draw:layer="layout" svg:width="6.86cm" svg:height="0.723cm" svg:x="11.748cm" svg:y="3.256cm">
          <draw:text-box>
            <text:p><text:span text:style-name="T2">testdata02-MU11-husnummer.csv</text:span></text:p>
          </draw:text-box>
        </draw:frame>
        <draw:line draw:style-name="gr7" draw:text-style-name="P6" draw:layer="layout" svg:x1="4.001cm" svg:y1="4.868cm" svg:x2="5.906cm" svg:y2="4.868cm">
          <text:p/>
        </draw:line>
        <draw:line draw:style-name="gr7" draw:text-style-name="P6" draw:layer="layout" svg:x1="11.621cm" svg:y1="4.868cm" svg:x2="14.288cm" svg:y2="4.868cm">
          <text:p/>
        </draw:line>
        <draw:custom-shape draw:style-name="gr4" draw:text-style-name="P4" draw:layer="layout" svg:width="1.524cm" svg:height="1.397cm" svg:x="2.477cm" svg:y="8.4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6.86cm" svg:height="0.723cm" svg:x="0.443cm" svg:y="7.701cm">
          <draw:text-box>
            <text:p><text:span text:style-name="T2">testdata02-MU11-husnummer.csv</text:span></text:p>
          </draw:text-box>
        </draw:frame>
        <draw:line draw:style-name="gr7" draw:text-style-name="P6" draw:layer="layout" svg:x1="4.001cm" svg:y1="9.059cm" svg:x2="5.906cm" svg:y2="9.059cm">
          <text:p/>
        </draw:line>
        <draw:custom-shape draw:style-name="gr1" draw:text-style-name="P1" draw:layer="layout" svg:width="5.715cm" svg:height="1.905cm" svg:x="6.033cm" svg:y="8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588cm" svg:height="1.143cm" svg:x="6.16cm" svg:y="8.678cm">
          <draw:text-box>
            <text:p text:style-name="P2"><text:span text:style-name="T1">bbrbygning.pl</text:span></text:p>
          </draw:text-box>
        </draw:frame>
        <draw:custom-shape draw:style-name="gr8" draw:text-style-name="P7" draw:layer="layout" svg:width="1.524cm" svg:height="1.397cm" svg:x="14.161cm" svg:y="8.4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6.86cm" svg:height="0.723cm" svg:x="12.127cm" svg:y="7.789cm">
          <draw:text-box>
            <text:p><text:span text:style-name="T2">testdata02-MU11-husnr-byg.csv</text:span></text:p>
          </draw:text-box>
        </draw:frame>
        <draw:line draw:style-name="gr7" draw:text-style-name="P6" draw:layer="layout" svg:x1="11.748cm" svg:y1="9.059cm" svg:x2="14.161cm" svg:y2="9.059cm">
          <text:p/>
        </draw:line>
        <draw:frame draw:style-name="gr9" draw:text-style-name="P9" draw:layer="layout" svg:width="5.715cm" svg:height="1.195cm" svg:x="6.033cm" svg:y="5.884cm">
          <draw:text-box>
            <text:p text:style-name="P8"><text:span text:style-name="T3">Her hentes husnummerid for hver grund</text:span></text:p>
          </draw:text-box>
        </draw:frame>
        <draw:frame draw:style-name="gr9" draw:text-style-name="P9" draw:layer="layout" svg:width="5.715cm" svg:height="1.195cm" svg:x="6.033cm" svg:y="10.075cm">
          <draw:text-box>
            <text:p text:style-name="P8"><text:span text:style-name="T3">Her hentes bygninger for hvert husnummerid</text:span></text:p>
          </draw:text-box>
        </draw:frame>
        <draw:frame draw:style-name="gr10" draw:text-style-name="P10" draw:layer="layout" svg:width="6.604cm" svg:height="0.96cm" svg:x="0.826cm" svg:y="1.82cm">
          <draw:text-box>
            <text:p>Step 1</text:p>
          </draw:text-box>
        </draw:frame>
        <draw:line draw:style-name="gr11" draw:text-style-name="P6" draw:layer="layout" svg:x1="1.334cm" svg:y1="11.853cm" svg:x2="19.241cm" svg:y2="11.8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3cm" fo:margin-bottom="0.45cm" fo:margin-left="0.318cm" fo:margin-right="0.35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Michaelsen</meta:initial-creator>
    <meta:creation-date>2017-05-14T18:34:12.824968748</meta:creation-date>
    <dc:date>2017-05-15T20:58:01.633916642</dc:date>
    <dc:creator>Michael Michaelsen</dc:creator>
    <meta:editing-duration>PT2H10M20S</meta:editing-duration>
    <meta:editing-cycles>7</meta:editing-cycles>
    <meta:generator>LibreOffice/5.1.6.2$Linux_X86_64 LibreOffice_project/10m0$Build-2</meta:generator>
    <meta:document-statistic meta:object-count="20"/>
  </office:meta>
</office:document-meta>
</file>